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4000001C732F1EFEB32D276F8.png" manifest:media-type="image/png"/>
  <manifest:file-entry manifest:full-path="Pictures/1000020100000328000003AF443808344D3BF7F5.png" manifest:media-type="image/png"/>
  <manifest:file-entry manifest:full-path="Pictures/100002010000027800000374CD7F21CD1EBC7793.png" manifest:media-type="image/png"/>
  <manifest:file-entry manifest:full-path="Pictures/100002010000026D0000025DE1CCC6777C1CB14D.png" manifest:media-type="image/png"/>
  <manifest:file-entry manifest:full-path="Pictures/100002010000027A00000371D065FD180DEB59D0.png" manifest:media-type="image/png"/>
  <manifest:file-entry manifest:full-path="Pictures/10000201000001C9000001C9D7D5A83A35CBB321.png" manifest:media-type="image/png"/>
  <manifest:file-entry manifest:full-path="Pictures/1000020100000248000000EA583355ED64D8C47C.png" manifest:media-type="image/png"/>
  <manifest:file-entry manifest:full-path="Pictures/1000020100000232000003FE16EFEA711187CE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20191f" officeooo:paragraph-rsid="0020191f"/>
    </style:style>
    <style:style style:name="P10" style:family="paragraph" style:parent-style-name="Standard">
      <style:text-properties officeooo:rsid="00250068" officeooo:paragraph-rsid="001a793e"/>
    </style:style>
    <style:style style:name="P11" style:family="paragraph" style:parent-style-name="Standard">
      <style:text-properties officeooo:rsid="0026fa9a" officeooo:paragraph-rsid="0026fa9a"/>
    </style:style>
    <style:style style:name="P12" style:family="paragraph" style:parent-style-name="Standard">
      <style:text-properties fo:color="#111111" officeooo:rsid="002abf9c" officeooo:paragraph-rsid="002abf9c"/>
    </style:style>
    <style:style style:name="P13" style:family="paragraph" style:parent-style-name="Standard">
      <style:text-properties fo:color="#111111" officeooo:rsid="002b367d" officeooo:paragraph-rsid="002b367d"/>
    </style:style>
    <style:style style:name="P14" style:family="paragraph" style:parent-style-name="Standard">
      <style:text-properties fo:color="#111111" officeooo:rsid="0017c341" officeooo:paragraph-rsid="002fc927"/>
    </style:style>
    <style:style style:name="P15" style:family="paragraph" style:parent-style-name="Standard">
      <style:text-properties fo:color="#111111" officeooo:rsid="0044a9c3" officeooo:paragraph-rsid="0044a9c3"/>
    </style:style>
    <style:style style:name="P16" style:family="paragraph" style:parent-style-name="Standard">
      <style:text-properties fo:color="#111111" officeooo:rsid="004531b1" officeooo:paragraph-rsid="004531b1"/>
    </style:style>
    <style:style style:name="P17" style:family="paragraph" style:parent-style-name="Standard">
      <style:text-properties fo:color="#111111" officeooo:rsid="004531b1" officeooo:paragraph-rsid="004ba169"/>
    </style:style>
    <style:style style:name="P18" style:family="paragraph" style:parent-style-name="Standard">
      <style:text-properties fo:color="#111111" officeooo:rsid="004531b1" officeooo:paragraph-rsid="004db490"/>
    </style:style>
    <style:style style:name="P19" style:family="paragraph" style:parent-style-name="Standard">
      <style:text-properties fo:color="#111111" officeooo:rsid="004531b1" officeooo:paragraph-rsid="004e9cc3"/>
    </style:style>
    <style:style style:name="P20" style:family="paragraph" style:parent-style-name="Standard">
      <style:text-properties fo:color="#111111" officeooo:rsid="004531b1" officeooo:paragraph-rsid="00547552"/>
    </style:style>
    <style:style style:name="P21" style:family="paragraph" style:parent-style-name="Standard">
      <style:text-properties fo:color="#111111" officeooo:rsid="004531b1" officeooo:paragraph-rsid="00602155"/>
    </style:style>
    <style:style style:name="P22" style:family="paragraph" style:parent-style-name="Standard">
      <style:text-properties fo:color="#111111" officeooo:rsid="004e9cc3" officeooo:paragraph-rsid="004e9cc3"/>
    </style:style>
    <style:style style:name="P23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4" style:family="paragraph" style:parent-style-name="Standard">
      <style:text-properties fo:color="#111111" fo:font-weight="bold" officeooo:rsid="004e9cc3" officeooo:paragraph-rsid="0052a7de" style:font-weight-asian="bold" style:font-weight-complex="bold"/>
    </style:style>
    <style:style style:name="P25" style:family="paragraph" style:parent-style-name="Standard">
      <style:text-properties fo:color="#111111" fo:font-weight="bold" officeooo:rsid="007923c3" officeooo:paragraph-rsid="007923c3" style:font-weight-asian="bold" style:font-weight-complex="bold"/>
    </style:style>
    <style:style style:name="P26" style:family="paragraph" style:parent-style-name="Standard">
      <style:text-properties fo:color="#111111" officeooo:rsid="0055c8e6" officeooo:paragraph-rsid="0055c8e6"/>
    </style:style>
    <style:style style:name="P27" style:family="paragraph" style:parent-style-name="Standard">
      <style:text-properties fo:color="#111111" fo:font-weight="normal" officeooo:rsid="00538603" officeooo:paragraph-rsid="0052a7de" style:font-weight-asian="normal" style:font-weight-complex="normal"/>
    </style:style>
    <style:style style:name="P28" style:family="paragraph" style:parent-style-name="Standard">
      <style:text-properties fo:color="#111111" fo:font-weight="normal" officeooo:rsid="00538603" officeooo:paragraph-rsid="005ebf1e" style:font-weight-asian="normal" style:font-weight-complex="normal"/>
    </style:style>
    <style:style style:name="P29" style:family="paragraph" style:parent-style-name="Standard">
      <style:text-properties fo:color="#111111" fo:font-weight="normal" officeooo:rsid="0052a7de" officeooo:paragraph-rsid="0052a7de" style:font-weight-asian="normal" style:font-weight-complex="normal"/>
    </style:style>
    <style:style style:name="P30" style:family="paragraph" style:parent-style-name="Standard">
      <style:text-properties fo:color="#111111" fo:font-weight="normal" officeooo:rsid="005d8aaf" officeooo:paragraph-rsid="004db490" style:font-weight-asian="normal" style:font-weight-complex="normal"/>
    </style:style>
    <style:style style:name="P31" style:family="paragraph" style:parent-style-name="Standard">
      <style:text-properties fo:color="#111111" fo:font-weight="normal" officeooo:rsid="005ebf1e" officeooo:paragraph-rsid="0052a7de" style:font-weight-asian="normal" style:font-weight-complex="normal"/>
    </style:style>
    <style:style style:name="P32" style:family="paragraph" style:parent-style-name="Standard">
      <style:text-properties fo:color="#111111" fo:font-weight="normal" officeooo:rsid="00602155" officeooo:paragraph-rsid="0052a7de" style:font-weight-asian="normal" style:font-weight-complex="normal"/>
    </style:style>
    <style:style style:name="P33" style:family="paragraph" style:parent-style-name="Standard">
      <style:text-properties fo:color="#111111" officeooo:rsid="00511c5a" officeooo:paragraph-rsid="004e9cc3"/>
    </style:style>
    <style:style style:name="P34" style:family="paragraph" style:parent-style-name="Standard">
      <style:text-properties fo:color="#111111" officeooo:rsid="004fa9b0" officeooo:paragraph-rsid="0052a7de"/>
    </style:style>
    <style:style style:name="P35" style:family="paragraph" style:parent-style-name="Standard">
      <style:text-properties fo:color="#111111" officeooo:rsid="004fa9b0" officeooo:paragraph-rsid="00602155"/>
    </style:style>
    <style:style style:name="P36" style:family="paragraph" style:parent-style-name="Standard">
      <style:text-properties fo:color="#111111" officeooo:paragraph-rsid="005a9dcb"/>
    </style:style>
    <style:style style:name="P37" style:family="paragraph" style:parent-style-name="Standard">
      <style:text-properties fo:color="#111111" officeooo:rsid="00672540" officeooo:paragraph-rsid="00672540"/>
    </style:style>
    <style:style style:name="P38" style:family="paragraph" style:parent-style-name="Standard">
      <style:text-properties fo:color="#111111" officeooo:rsid="00410c50" officeooo:paragraph-rsid="00410c50"/>
    </style:style>
    <style:style style:name="P39" style:family="paragraph" style:parent-style-name="Standard">
      <style:text-properties fo:color="#111111" officeooo:rsid="00430bef" officeooo:paragraph-rsid="00430bef"/>
    </style:style>
    <style:style style:name="P40" style:family="paragraph" style:parent-style-name="Standard">
      <style:text-properties fo:color="#111111" officeooo:rsid="007fd75f" officeooo:paragraph-rsid="004e9cc3"/>
    </style:style>
    <style:style style:name="P41" style:family="paragraph" style:parent-style-name="Standard">
      <style:text-properties officeooo:rsid="00326e61" officeooo:paragraph-rsid="00326e61"/>
    </style:style>
    <style:style style:name="P42" style:family="paragraph" style:parent-style-name="Standard">
      <style:text-properties officeooo:paragraph-rsid="003c8b24"/>
    </style:style>
    <style:style style:name="P43" style:family="paragraph" style:parent-style-name="Standard">
      <style:text-properties officeooo:rsid="00284d94" officeooo:paragraph-rsid="003c8b24"/>
    </style:style>
    <style:style style:name="P44" style:family="paragraph" style:parent-style-name="Standard">
      <style:text-properties fo:color="#000000" officeooo:rsid="00410c50" officeooo:paragraph-rsid="00410c50"/>
    </style:style>
    <style:style style:name="P45" style:family="paragraph" style:parent-style-name="Standard">
      <style:text-properties fo:color="#000000" officeooo:rsid="00410c50" officeooo:paragraph-rsid="006aa400"/>
    </style:style>
    <style:style style:name="P46" style:family="paragraph" style:parent-style-name="Standard">
      <style:text-properties fo:color="#000000" officeooo:rsid="006aa400" officeooo:paragraph-rsid="006aa400"/>
    </style:style>
    <style:style style:name="P47" style:family="paragraph" style:parent-style-name="Standard">
      <style:text-properties officeooo:rsid="004531b1" officeooo:paragraph-rsid="004e9cc3"/>
    </style:style>
    <style:style style:name="P48" style:family="paragraph" style:parent-style-name="Standard">
      <style:text-properties officeooo:rsid="00672540" officeooo:paragraph-rsid="00672540"/>
    </style:style>
    <style:style style:name="P49" style:family="paragraph" style:parent-style-name="Standard">
      <style:text-properties officeooo:paragraph-rsid="006c1634"/>
    </style:style>
    <style:style style:name="P50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51" style:family="paragraph" style:parent-style-name="Standard">
      <style:paragraph-properties fo:break-before="page"/>
      <style:text-properties officeooo:rsid="0015f595" officeooo:paragraph-rsid="0015f595"/>
    </style:style>
    <style:style style:name="P52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53" style:family="paragraph" style:parent-style-name="Standard">
      <style:paragraph-properties fo:break-before="page"/>
      <style:text-properties fo:color="#111111" officeooo:rsid="0053a840" officeooo:paragraph-rsid="0053a840"/>
    </style:style>
    <style:style style:name="P54" style:family="paragraph" style:parent-style-name="Standard">
      <style:paragraph-properties fo:break-before="page"/>
      <style:text-properties officeooo:rsid="001c6f19" officeooo:paragraph-rsid="004e2708"/>
    </style:style>
    <style:style style:name="P55" style:family="paragraph" style:parent-style-name="Standard" style:list-style-name="L1">
      <style:text-properties officeooo:rsid="0017c341" officeooo:paragraph-rsid="0017c341"/>
    </style:style>
    <style:style style:name="P56" style:family="paragraph" style:parent-style-name="Standard" style:list-style-name="L1">
      <style:text-properties officeooo:rsid="0017c341" officeooo:paragraph-rsid="00193777"/>
    </style:style>
    <style:style style:name="P57" style:family="paragraph" style:parent-style-name="Standard" style:list-style-name="L2">
      <style:text-properties officeooo:rsid="0017c341" officeooo:paragraph-rsid="00232ef7"/>
    </style:style>
    <style:style style:name="P58" style:family="paragraph" style:parent-style-name="Standard" style:list-style-name="L5">
      <style:text-properties officeooo:rsid="0017c341" officeooo:paragraph-rsid="0020db29"/>
    </style:style>
    <style:style style:name="P59" style:family="paragraph" style:parent-style-name="Standard" style:list-style-name="L1">
      <style:text-properties officeooo:rsid="0026fa9a" officeooo:paragraph-rsid="0026fa9a"/>
    </style:style>
    <style:style style:name="P60" style:family="paragraph" style:parent-style-name="Standard" style:list-style-name="L2">
      <style:text-properties officeooo:rsid="001a793e" officeooo:paragraph-rsid="001a793e"/>
    </style:style>
    <style:style style:name="P61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62" style:family="paragraph" style:parent-style-name="Standard" style:list-style-name="L5">
      <style:text-properties officeooo:rsid="001a793e" officeooo:paragraph-rsid="0020db29"/>
    </style:style>
    <style:style style:name="P63" style:family="paragraph" style:parent-style-name="Standard" style:list-style-name="L3">
      <style:text-properties officeooo:paragraph-rsid="00602155"/>
    </style:style>
    <style:style style:name="P64" style:family="paragraph" style:parent-style-name="Standard" style:list-style-name="L2">
      <style:text-properties officeooo:rsid="003bee8c" officeooo:paragraph-rsid="00410c50"/>
    </style:style>
    <style:style style:name="P65" style:family="paragraph" style:parent-style-name="Standard" style:list-style-name="L2">
      <style:text-properties fo:font-weight="bold" officeooo:rsid="006003dc" officeooo:paragraph-rsid="006003dc" style:font-weight-asian="bold" style:font-weight-complex="bold"/>
    </style:style>
    <style:style style:name="P66" style:family="paragraph" style:parent-style-name="Standard" style:list-style-name="L4">
      <style:text-properties officeooo:rsid="002f28b4" officeooo:paragraph-rsid="002f28b4"/>
    </style:style>
    <style:style style:name="P67" style:family="paragraph" style:parent-style-name="Standard" style:list-style-name="L4">
      <style:text-properties officeooo:rsid="002f0a52" officeooo:paragraph-rsid="002f28b4"/>
    </style:style>
    <style:style style:name="P68" style:family="paragraph" style:parent-style-name="Standard" style:list-style-name="L5">
      <style:text-properties officeooo:rsid="001c6f19" officeooo:paragraph-rsid="0020db29"/>
    </style:style>
    <style:style style:name="P69" style:family="paragraph" style:parent-style-name="Standard" style:list-style-name="L5">
      <style:text-properties officeooo:rsid="0020db29" officeooo:paragraph-rsid="0020db29"/>
    </style:style>
    <style:style style:name="P70" style:family="paragraph" style:parent-style-name="Standard" style:list-style-name="L6">
      <style:text-properties fo:color="#111111" officeooo:rsid="0017c341" officeooo:paragraph-rsid="002fc927"/>
    </style:style>
    <style:style style:name="P71" style:family="paragraph" style:parent-style-name="Standard" style:list-style-name="L6">
      <style:text-properties fo:color="#111111" officeooo:rsid="00410c50" officeooo:paragraph-rsid="00410c50"/>
    </style:style>
    <style:style style:name="P72" style:family="paragraph" style:parent-style-name="Standard" style:list-style-name="L7">
      <style:text-properties fo:color="#111111" officeooo:rsid="00430bef" officeooo:paragraph-rsid="00430bef"/>
    </style:style>
    <style:style style:name="P73" style:family="paragraph" style:parent-style-name="Standard" style:list-style-name="L7">
      <style:text-properties fo:color="#111111" officeooo:rsid="002f28b4" officeooo:paragraph-rsid="002f28b4"/>
    </style:style>
    <style:style style:name="P74" style:family="paragraph" style:parent-style-name="Standard" style:list-style-name="L7">
      <style:text-properties fo:color="#111111" officeooo:rsid="00691b73" officeooo:paragraph-rsid="00691b73"/>
    </style:style>
    <style:style style:name="P75" style:family="paragraph" style:parent-style-name="Standard">
      <style:text-properties fo:color="#111111" officeooo:rsid="004531b1" officeooo:paragraph-rsid="00469102"/>
    </style:style>
    <style:style style:name="P76" style:family="paragraph" style:parent-style-name="Standard">
      <style:text-properties fo:color="#111111" officeooo:rsid="004531b1" officeooo:paragraph-rsid="00602155"/>
    </style:style>
    <style:style style:name="P77" style:family="paragraph" style:parent-style-name="Standard">
      <style:text-properties fo:color="#111111" fo:font-weight="normal" officeooo:rsid="004db490" officeooo:paragraph-rsid="004db490" style:font-weight-asian="normal" style:font-weight-complex="normal"/>
    </style:style>
    <style:style style:name="P78" style:family="paragraph" style:parent-style-name="Standard">
      <style:text-properties fo:color="#111111" officeooo:paragraph-rsid="008683ce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fo:color="#ce181e" officeooo:rsid="004db490"/>
    </style:style>
    <style:style style:name="T5" style:family="text">
      <style:text-properties officeooo:rsid="001d503a"/>
    </style:style>
    <style:style style:name="T6" style:family="text">
      <style:text-properties officeooo:rsid="001e3390"/>
    </style:style>
    <style:style style:name="T7" style:family="text">
      <style:text-properties officeooo:rsid="0020db29"/>
    </style:style>
    <style:style style:name="T8" style:family="text">
      <style:text-properties officeooo:rsid="00232ef7"/>
    </style:style>
    <style:style style:name="T9" style:family="text">
      <style:text-properties officeooo:rsid="00250068"/>
    </style:style>
    <style:style style:name="T10" style:family="text">
      <style:text-properties officeooo:rsid="0026fa9a"/>
    </style:style>
    <style:style style:name="T11" style:family="text">
      <style:text-properties officeooo:rsid="00284d94"/>
    </style:style>
    <style:style style:name="T12" style:family="text">
      <style:text-properties officeooo:rsid="002a4664"/>
    </style:style>
    <style:style style:name="T13" style:family="text">
      <style:text-properties officeooo:rsid="002abf9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a4664" style:font-weight-asian="bold" style:font-weight-complex="bold"/>
    </style:style>
    <style:style style:name="T16" style:family="text">
      <style:text-properties fo:font-weight="bold" officeooo:rsid="001ce1a4" style:font-weight-asian="bold" style:font-weight-complex="bold"/>
    </style:style>
    <style:style style:name="T17" style:family="text">
      <style:text-properties fo:font-weight="bold" officeooo:rsid="002c0c8a" style:font-weight-asian="bold" style:font-weight-complex="bold"/>
    </style:style>
    <style:style style:name="T18" style:family="text">
      <style:text-properties fo:font-weight="bold" officeooo:rsid="004c3797" style:font-weight-asian="bold" style:font-weight-complex="bold"/>
    </style:style>
    <style:style style:name="T19" style:family="text">
      <style:text-properties fo:font-weight="bold" officeooo:rsid="004ba169" style:font-weight-asian="bold" style:font-weight-complex="bold"/>
    </style:style>
    <style:style style:name="T20" style:family="text">
      <style:text-properties fo:font-weight="bold" officeooo:rsid="004e2708" style:font-weight-asian="bold" style:font-weight-complex="bold"/>
    </style:style>
    <style:style style:name="T21" style:family="text">
      <style:text-properties officeooo:rsid="002b367d"/>
    </style:style>
    <style:style style:name="T22" style:family="text">
      <style:text-properties officeooo:rsid="002c0c8a"/>
    </style:style>
    <style:style style:name="T23" style:family="text">
      <style:text-properties officeooo:rsid="001c6f19"/>
    </style:style>
    <style:style style:name="T24" style:family="text">
      <style:text-properties fo:color="#000000" officeooo:rsid="003fdace"/>
    </style:style>
    <style:style style:name="T25" style:family="text">
      <style:text-properties fo:color="#000000" officeooo:rsid="0040c040"/>
    </style:style>
    <style:style style:name="T26" style:family="text">
      <style:text-properties fo:color="#000000" officeooo:rsid="00410c50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fo:font-weight="normal" officeooo:rsid="0052a7de" style:font-weight-asian="normal" style:font-weight-complex="normal"/>
    </style:style>
    <style:style style:name="T29" style:family="text">
      <style:text-properties fo:color="#000000" fo:font-weight="normal" officeooo:rsid="0057b3d7" style:font-weight-asian="normal" style:font-weight-complex="normal"/>
    </style:style>
    <style:style style:name="T30" style:family="text">
      <style:text-properties fo:color="#000000" fo:font-weight="normal" officeooo:rsid="0058eed9" style:font-weight-asian="normal" style:font-weight-complex="normal"/>
    </style:style>
    <style:style style:name="T31" style:family="text">
      <style:text-properties fo:color="#000000" officeooo:rsid="00602155"/>
    </style:style>
    <style:style style:name="T32" style:family="text">
      <style:text-properties fo:color="#000000" officeooo:rsid="006137e6"/>
    </style:style>
    <style:style style:name="T33" style:family="text">
      <style:text-properties officeooo:rsid="002f0a52"/>
    </style:style>
    <style:style style:name="T34" style:family="text">
      <style:text-properties officeooo:rsid="002f28b4"/>
    </style:style>
    <style:style style:name="T35" style:family="text">
      <style:text-properties officeooo:rsid="0031be45"/>
    </style:style>
    <style:style style:name="T36" style:family="text">
      <style:text-properties officeooo:rsid="00430bef"/>
    </style:style>
    <style:style style:name="T37" style:family="text">
      <style:text-properties officeooo:rsid="0044a9c3"/>
    </style:style>
    <style:style style:name="T38" style:family="text">
      <style:text-properties officeooo:rsid="004531b1"/>
    </style:style>
    <style:style style:name="T39" style:family="text">
      <style:text-properties officeooo:rsid="0046578b"/>
    </style:style>
    <style:style style:name="T40" style:family="text">
      <style:text-properties officeooo:rsid="00469102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469102" style:font-weight-asian="normal" style:font-weight-complex="normal"/>
    </style:style>
    <style:style style:name="T43" style:family="text">
      <style:text-properties fo:font-weight="normal" officeooo:rsid="004c3797" style:font-weight-asian="normal" style:font-weight-complex="normal"/>
    </style:style>
    <style:style style:name="T44" style:family="text">
      <style:text-properties fo:font-weight="normal" officeooo:rsid="004db490" style:font-weight-asian="normal" style:font-weight-complex="normal"/>
    </style:style>
    <style:style style:name="T45" style:family="text">
      <style:text-properties fo:font-weight="normal" officeooo:rsid="004ba169" style:font-weight-asian="normal" style:font-weight-complex="normal"/>
    </style:style>
    <style:style style:name="T46" style:family="text">
      <style:text-properties fo:font-weight="normal" officeooo:rsid="004e9cc3" style:font-weight-asian="normal" style:font-weight-complex="normal"/>
    </style:style>
    <style:style style:name="T47" style:family="text">
      <style:text-properties fo:font-weight="normal" officeooo:rsid="0052a7de" style:font-weight-asian="normal" style:font-weight-complex="normal"/>
    </style:style>
    <style:style style:name="T48" style:family="text">
      <style:text-properties fo:font-weight="normal" officeooo:rsid="004fa9b0" style:font-weight-asian="normal" style:font-weight-complex="normal"/>
    </style:style>
    <style:style style:name="T49" style:family="text">
      <style:text-properties fo:font-weight="normal" officeooo:rsid="00538603" style:font-weight-asian="normal" style:font-weight-complex="normal"/>
    </style:style>
    <style:style style:name="T50" style:family="text">
      <style:text-properties fo:font-weight="normal" officeooo:rsid="00547552" style:font-weight-asian="normal" style:font-weight-complex="normal"/>
    </style:style>
    <style:style style:name="T51" style:family="text">
      <style:text-properties fo:font-weight="normal" officeooo:rsid="0058eed9" style:font-weight-asian="normal" style:font-weight-complex="normal"/>
    </style:style>
    <style:style style:name="T52" style:family="text">
      <style:text-properties fo:font-weight="normal" officeooo:rsid="005a9dcb" style:font-weight-asian="normal" style:font-weight-complex="normal"/>
    </style:style>
    <style:style style:name="T53" style:family="text">
      <style:text-properties fo:font-weight="normal" officeooo:rsid="005be2ff" style:font-weight-asian="normal" style:font-weight-complex="normal"/>
    </style:style>
    <style:style style:name="T54" style:family="text">
      <style:text-properties fo:font-weight="normal" officeooo:rsid="00602155" style:font-weight-asian="normal" style:font-weight-complex="normal"/>
    </style:style>
    <style:style style:name="T55" style:family="text">
      <style:text-properties fo:font-weight="normal" officeooo:rsid="0071ade6" style:font-weight-asian="normal" style:font-weight-complex="normal"/>
    </style:style>
    <style:style style:name="T56" style:family="text">
      <style:text-properties officeooo:rsid="004ba169"/>
    </style:style>
    <style:style style:name="T57" style:family="text">
      <style:text-properties officeooo:rsid="004db490"/>
    </style:style>
    <style:style style:name="T58" style:family="text">
      <style:text-properties fo:color="#111111"/>
    </style:style>
    <style:style style:name="T59" style:family="text">
      <style:text-properties fo:color="#111111" officeooo:rsid="004fa9b0"/>
    </style:style>
    <style:style style:name="T60" style:family="text">
      <style:text-properties fo:color="#111111" officeooo:rsid="00511c5a"/>
    </style:style>
    <style:style style:name="T61" style:family="text">
      <style:text-properties fo:color="#111111" officeooo:rsid="006c1634"/>
    </style:style>
    <style:style style:name="T62" style:family="text">
      <style:text-properties fo:color="#111111" officeooo:rsid="007fd75f"/>
    </style:style>
    <style:style style:name="T63" style:family="text">
      <style:text-properties officeooo:rsid="004fa9b0"/>
    </style:style>
    <style:style style:name="T64" style:family="text">
      <style:text-properties officeooo:rsid="006003dc"/>
    </style:style>
    <style:style style:name="T65" style:family="text">
      <style:text-properties officeooo:rsid="00602155"/>
    </style:style>
    <style:style style:name="T66" style:family="text">
      <style:text-properties officeooo:rsid="00672540"/>
    </style:style>
    <style:style style:name="T67" style:family="text">
      <style:text-properties officeooo:rsid="006aab0a"/>
    </style:style>
    <style:style style:name="T68" style:family="text">
      <style:text-properties officeooo:rsid="006c1634"/>
    </style:style>
    <style:style style:name="T69" style:family="text">
      <style:text-properties officeooo:rsid="0083136f"/>
    </style:style>
    <style:style style:name="T70" style:family="text">
      <style:text-properties officeooo:rsid="00841255"/>
    </style:style>
    <style:style style:name="T71" style:family="text">
      <style:text-properties officeooo:rsid="008683c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<text:span text:style-name="T5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9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<text:span text:style-name="T69">być</text:span> obsługi <text:span text:style-name="T69">głównie </text:span>na telefon<text:span text:style-name="T69">ie</text:span>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51"><text:span text:style-name="T5">View</text:span>:</text:p>
      <text:p text:style-name="P2"/>
      <text:p text:style-name="P2">1. Home <text:span text:style-name="T1">Page</text:span></text:p>
      <text:list xml:id="list2496723693" text:style-name="L1">
        <text:list-item>
          <text:p text:style-name="P55">Lewy góry róg: aktualna data (dzień, dzień tygodnia, miesiąc, rok, godzina, minuta)</text:p>
        </text:list-item>
        <text:list-item>
          <text:p text:style-name="P55">Srodek: - Duża nazwa aplikacji (chyba: ‘Health Calendar’)</text:p>
          <text:list>
            <text:list-item>
              <text:list>
                <text:list-header>
                  <text:p text:style-name="P56"><text:s/>- standarowe miejsce do wpisania ‘<text:span text:style-name="T10">login_name</text:span>’, ‘hasła’</text:p>
                  <text:p text:style-name="P56">- <text:span text:style-name="T13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59">Dół: - <text:span text:style-name="T37">dane </text:span>autorów projektu, rok aktualizacji itp.</text:p>
        </text:list-item>
      </text:list>
      <text:p text:style-name="P10"><draw:frame draw:style-name="fr1" draw:name="Image3" text:anchor-type="paragraph" svg:x="0.3154in" svg:y="0.2437in" svg:width="5.4173in" svg:height="6.3953in" draw:z-index="2"><draw:image xlink:href="Pictures/100002010000027800000374CD7F21CD1EBC7793.png" xlink:type="simple" xlink:show="embed" xlink:actuate="onLoad" loext:mime-type="image/png"/></draw:frame></text:p>
      <text:p text:style-name="P4"/>
      <text:p text:style-name="P4"/>
      <text:p text:style-name="P4">2. <text:span text:style-name="T8">Main</text:span> Page</text:p>
      <text:list xml:id="list3772612120" text:style-name="L2">
        <text:list-item>
          <text:p text:style-name="P57">Lewy góry róg: aktualna data (dzień, dzień tygodnia, miesiąc, rok, godzina, minuta)</text:p>
        </text:list-item>
        <text:list-item>
          <text:p text:style-name="P60">Prawy górny róg: dane użytkownika (imię, nick)<text:line-break/><text:tab/><text:tab/><text:span text:style-name="T23">poniżej, przycisk ‘wyloguj’ I przycisk ‘dane urzytkownika’ (przekierowanie <text:tab/><text:tab/>do Profile Page)</text:span></text:p>
        </text:list-item>
      </text:list>
      <text:p text:style-name="P41">Podczas przewijania, górna jest przyblokowany, widoczna przez cały czas</text:p>
      <text:p text:style-name="P7"/>
      <text:list xml:id="list205928037536955" text:continue-numbering="true" text:style-name="L2">
        <text:list-item>
          <text:p text:style-name="P61"><draw:frame draw:style-name="fr2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oft-page-break/><text:span text:style-name="T35">Przewijając do dołu</text:span>: <text:tab/>- <text:span text:style-name="T21">przycisk ‘pomiar ciała’ (przekierowanie na Body Size Page)<text:line-break/><text:tab/>poniżej data ostatnich pomiarów</text:span><text:line-break/><text:line-break/><text:tab/>- <text:span text:style-name="T12">znacznik z ilością wypitych </text:span><text:span text:style-name="T15">porcji płynów</text:span><text:span text:style-name="T12">, ilość znaczników zależna od <text:tab/><text:tab/>potrzeb</text:span>; <text:span text:style-name="T15">1 porcja to zawsze 250ml</text:span><text:span text:style-name="T12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5">‘cel osiągnięty’, </text:span><text:span text:style-name="T12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5">Jedna lampa to poracja 150 ml.</text:span><text:line-break/></text:p>
        </text:list-item>
      </text:list>
      <text:p text:style-name="P8"><text:tab/><text:tab/></text:p>
      <text:p text:style-name="P54"><text:tab/><text:tab/>- <text:span text:style-name="T16">dieta,</text:span><text:span text:style-name="T2"> z lewej strony napis dania, z prawej okinko z możliwością <text:s/>wpisania <text:tab/><text:tab/><text:tab/>liczby kcal, poniżej okienko z możliwością wpisania krótkiego opisu co za danie.<text:line-break/><text:tab/><text:tab/>Na samym dole suma spożytych kalorii. Jeśli ilość kalorii mieści się między <text:tab/><text:tab/><text:tab/>przedziałem wyświetli się napis na zielono </text:span><text:span text:style-name="T16">‘cel osiągnięty :</text:span><text:span text:style-name="T20">)</text:span><text:span text:style-name="T16">’. </text:span><text:span text:style-name="T43">Gdy za dużo napis <text:line-break/><text:tab/><text:tab/></text:span><text:span text:style-name="T18">‘</text:span><text:span text:style-name="T20">oooo nie, limit przekroczony :(‘</text:span><text:span text:style-name="T16"><text:line-break/><text:tab/><text:tab/></text:span><text:span text:style-name="T42">Przy braku wpisu, puste pole z ‘+’, </text:span><text:span text:style-name="T55">(moze być tylko kilka dań)</text:span><text:span text:style-name="T2"><text:line-break/><text:line-break/><text:tab/><text:tab/>- przekąski, grafika (babeczki) I sposób działania taki sam jak przy wypitych płynach <text:tab/><text:tab/>płynach.<text:line-break/><text:tab/><text:tab/>Z prawej strony licznik zjedzonych przekąsek,</text:span><text:span text:style-name="T16"> jednostka 100g.</text:span><text:span text:style-name="T2"><text:line-break/></text:span></text:p>
      <text:p text:style-name="P5"/>
      <text:p text:style-name="P6"><text:tab/><text:tab/>- <text:span text:style-name="T16">trening</text:span><text:span text:style-name="T2"> </text:span></text:p>
      <text:list xml:id="list3450634286" text:style-name="L3">
        <text:list-header>
          <text:p text:style-name="P63"><text:span text:style-name="T24">Poniżej </text:span><text:span text:style-name="T25">pole z ikonką ‘+’ do dodania treningu. </text:span><text:span text:style-name="T31">Jeśli coś jest zapisane </text:span><text:span text:style-name="T32">niech widnije przycisk ‘trening I’, po wciśnięciu rozwijają się szczegóły danego treningu.</text:span><text:span text:style-name="T25"><text:line-break/>Trening: </text:span><text:span text:style-name="T26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7">Kalendarz</text:span><text:span text:style-name="T22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 kalendarz się <text:tab/><text:tab/><text:tab/>przeładuje na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205929022714863" text:continue-list="list205928037536955" text:style-name="L2">
        <text:list-item>
          <text:list>
            <text:list-item>
              <text:list>
                <text:list-header>
                  <text:p text:style-name="P64">- Niżej na całej szerokości: miejsce na ewentualne notatki. </text:p>
                  <text:p text:style-name="P64">Od góry, tytuł <text:span text:style-name="T14">‘Notatki’</text:span>, podpunkty jako header np. <text:line-break/> - wycieczka w Tatry<text:line-break/> - urodziny brata.<text:line-break/>Poniżej, <text:span text:style-name="T14">przycisk ‘szczegóły’ </text:span>(<text:span text:style-name="T64">co rozwinie pole tekstowe</text:span>).<text:line-break/><text:span text:style-name="T64">Poniżej,</text:span> poniżej przycisk <text:span text:style-name="T14">symbol ‘+’</text:span></text:p>
                  <text:p text:style-name="P65"><draw:frame draw:style-name="fr1" draw:name="Image4" text:anchor-type="paragraph" svg:x="-0.039in" svg:y="0.1354in" svg:width="6.6043in" svg:height="9.0591in" draw:z-index="3"><draw:image xlink:href="Pictures/100002010000027A00000371D065FD180DEB59D0.png" xlink:type="simple" xlink:show="embed" xlink:actuate="onLoad" loext:mime-type="image/png"/></draw:frame><text:soft-page-break/>Możliwość stworzenia <text:span text:style-name="T70">10</text:span> <text:span text:style-name="T70">n</text:span>agłówków oraz ich szczegółów</text:p>
                </text:list-header>
              </text:list>
            </text:list-item>
          </text:list>
        </text:list-item>
      </text:list>
      <text:p text:style-name="P50"/>
      <text:p text:style-name="P50"/>
      <text:p text:style-name="P50"/>
      <text:p text:style-name="P11"><text:soft-page-break/>2.2. Main Page Archives</text:p>
      <text:p text:style-name="P42"><text:tab/>Wykorzystanie szablonu <text:span text:style-name="T33">M</text:span>ain <text:span text:style-name="T33">P</text:span>age do wyświetlenia <text:span text:style-name="T11">informacji z danego archiwalnego dnia</text:span> <text:span text:style-name="T11">(nie aktualnego).</text:span></text:p>
      <text:p text:style-name="P43">Tutaj wyświetlana będzie data pomiarów ciałą najbardziej akualna z obserwowanego dnia.</text:p>
      <text:p text:style-name="P42"/>
      <text:p text:style-name="P42"/>
      <text:p text:style-name="P43"><text:tab/>U góry tak jak w Main Page pasek z aktualną datą oraz nikim zalogowanego użytkownika</text:p>
      <text:list xml:id="list2645652453" text:style-name="L4">
        <text:list-item>
          <text:p text:style-name="P66">Poniżej <text:span text:style-name="T6">data wybrana z kalendarza </text:span></text:p>
        </text:list-item>
        <text:list-item>
          <text:p text:style-name="P67">Gdzieś poniżej daty obserwowanego dnia przycisk ‘aktualny dzień’ (Co przeładuje na dane z aktualnego dnia)</text:p>
        </text:list-item>
        <text:list-item>
          <text:p text:style-name="P66">W kalendarzu zaznaczony/podkreślony będzie obserwowany dzień</text:p>
        </text:list-item>
      </text:list>
      <text:p text:style-name="P3"/>
      <text:p text:style-name="P9"><text:span text:style-name="T34">3</text:span>. Body Size Page</text:p>
      <text:list xml:id="list731721989" text:style-name="L5">
        <text:list-item>
          <text:p text:style-name="P58">Lewy góry róg: aktualna data (dzień, dzień tygodnia, miesiąc, rok, godzina, minuta)</text:p>
        </text:list-item>
        <text:list-item>
          <text:p text:style-name="P62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8">poniżej, przycisk ‘wyloguj’ <text:span text:style-name="T7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9">Lewy bok: opis (np. Waga, średnica uda, łydki itp.)</text:p>
        </text:list-item>
        <text:list-item>
          <text:p text:style-name="P69">Prawy bok: wartość opisu <text:span text:style-name="T34">w cm</text:span></text:p>
        </text:list-item>
        <text:list-item>
          <text:p text:style-name="P69">Lewy dół : data wpisywanych wymiarów (dzień, miesiąc, rok)</text:p>
        </text:list-item>
        <text:list-item>
          <text:p text:style-name="P69">Prawy dół: przycisk aktualizuj – dzięki czemu możliwe będzie wpisywanie nowych wymiarów, przycisk zamienia <text:s/>się na zapisz oraz przycisk anuluj.</text:p>
        </text:list-item>
      </text:list>
      <text:p text:style-name="P46"><draw:frame draw:style-name="fr3" draw:name="Image2" text:anchor-type="paragraph" svg:y="0in" svg:width="5.0492in" svg:height="4.9193in" draw:z-index="1"><draw:image xlink:href="Pictures/100002010000026D0000025DE1CCC6777C1CB14D.png" xlink:type="simple" xlink:show="embed" xlink:actuate="onLoad" loext:mime-type="image/png"/></draw:frame>Pewnie bez takich wyraźnych odstępów między <text:span text:style-name="T67">ikonami/polami.</text:span></text:p>
      <text:p text:style-name="P45"/>
      <text:p text:style-name="P45"/>
      <text:p text:style-name="P45"/>
      <text:p text:style-name="P44"/>
      <text:p text:style-name="P44"/>
      <text:p text:style-name="P12"><text:soft-page-break/><text:span text:style-name="T65">5</text:span>. Create <text:span text:style-name="T21">N</text:span>ew <text:span text:style-name="T21">P</text:span>rofile <text:span text:style-name="T21">P</text:span>age</text:p>
      <text:list xml:id="list3843528439" text:style-name="L6">
        <text:list-item>
          <text:p text:style-name="P70">Lewy góry róg: aktualna data (dzień, dzień tygodnia, miesiąc, rok, godzina, minuta)</text:p>
        </text:list-item>
        <text:list-item>
          <text:p text:style-name="P71">Z lewj opis danych do wpisania (m.in. login_name, password)<text:line-break/>Z prawej pola z możliwością wpisania danych<text:line-break/>Poniżej przycisk ‘utwórz profil’</text:p>
        </text:list-item>
      </text:list>
      <text:p text:style-name="P38"/>
      <text:p text:style-name="P38"/>
      <text:p text:style-name="P38"/>
      <text:p text:style-name="P14"/>
      <text:p text:style-name="P14"/>
      <text:p text:style-name="P13"><text:span text:style-name="T65">6</text:span>. Profile Page</text:p>
      <text:list xml:id="list1980726991" text:style-name="L7">
        <text:list-item>
          <text:p text:style-name="P72">Widok jak strony Create New Profile Page</text:p>
        </text:list-item>
        <text:list-item>
          <text:p text:style-name="P73"><text:span text:style-name="T36">Dodatkowy p</text:span>rzycisk ‘postęp cieżkiej pracy’, co przeładuje stronę I wyświetli listę wszystkich wykonanych pomiarów ciała z dat<text:span text:style-name="T66">ami</text:span>, obok danego recordu przycisk ‘więcej/szczegóły’, <text:s text:c="2"/>przekierowujący do Body Size Page.</text:p>
        </text:list-item>
        <text:list-item>
          <text:p text:style-name="P72">Dodatkowy przycisk ‘aktualizuj’</text:p>
        </text:list-item>
        <text:list-item>
          <text:p text:style-name="P74">Dodatkowy przycisk ‘usuń profil’</text:p>
        </text:list-item>
      </text:list>
      <text:p text:style-name="P39"/>
      <text:p text:style-name="P39"><draw:frame draw:style-name="fr4" draw:name="Image5" text:anchor-type="paragraph" svg:width="4.7602in" svg:height="4.7602in" draw:z-index="4"><draw:image xlink:href="Pictures/10000201000001C9000001C9D7D5A83A35CBB321.png" xlink:type="simple" xlink:show="embed" xlink:actuate="onLoad" loext:mime-type="image/png"/></draw:frame></text:p>
      <text:p text:style-name="P52">System work flow</text:p>
      <text:p text:style-name="P15">1. Home Page</text:p>
      <text:p text:style-name="P15">Wpisanie właściwych danych urzytkownika pozwoli uzyskać racord z tabeli ‘user’.<text:line-break/>Dzięki niemu <text:span text:style-name="T38">wyodrębnimy nr ID.</text:span></text:p>
      <text:p text:style-name="P15"/>
      <text:p text:style-name="P16">2. Main Page</text:p>
      <text:p text:style-name="P16">Do uzyskania danych konieczne jest przesłanie zapytania do Back-endu z podaniem:</text:p>
      <text:p text:style-name="P16"><text:tab/>- nr Id użytkownika,<text:line-break/><text:tab/> - aktualną date/<text:span text:style-name="T56">date która interesuje</text:span>.<text:line-break/> Dzięki czemu otrzymujemy dane:</text:p>
      <text:p text:style-name="P75"><draw:frame draw:style-name="fr4" draw:name="Image6" text:anchor-type="paragraph" svg:width="5.8543in" svg:height="10.6457in" draw:z-index="5"><draw:image xlink:href="Pictures/1000020100000232000003FE16EFEA711187CE40.png" xlink:type="simple" xlink:show="embed" xlink:actuate="onLoad" loext:mime-type="image/x-vclgraphic"/></draw:frame><text:soft-page-break/><text:span text:style-name="T46"/></text:p>
      <text:p text:style-name="P30"><text:soft-page-break/></text:p>
      <text:p text:style-name="P21">Do uzyskania danych <text:span text:style-name="T65">treningu </text:span>konieczne jest przesłanie zapytania do Back-endu z podaniem:</text:p>
      <text:p text:style-name="P21"><text:tab/>- nr Id użytkownika,<text:line-break/><text:tab/> - aktualną date/<text:span text:style-name="T56">date która interesuje</text:span>.<text:line-break/> Dzięki czemu otrzymujemy dane:<text:line-break/><text:tab/>- <text:span text:style-name="T63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35"><text:tab/>- ….<text:line-break/><text:tab/>- suma spalonych kcal</text:p>
      <text:p text:style-name="P21"/>
      <text:p text:style-name="P15"/>
      <text:p text:style-name="P23">W przypadku braku danych przesłne zostaną nulle.</text:p>
      <text:p text:style-name="P22"/>
      <text:p text:style-name="P22"/>
      <text:p text:style-name="P22">3. Body size</text:p>
      <text:p text:style-name="P49"><text:span text:style-name="T61">ENDPOINTy w controllerze projektu: </text:span><text:a xlink:type="simple" xlink:href="https://github.com/CezaryZal/HealthCalendar/tree/With_entity_manager/src/main/java/com/CezaryZal/bodySize" text:style-name="Internet_20_link" text:visited-style-name="Visited_20_Internet_20_Link">https://github.com/CezaryZal/HealthCalendar/tree/With_entity_manager/src/main/java/com/CezaryZal/bodySize</text:a><text:line-break/><text:span text:style-name="T68">(Nie będę robić screen shotów, wszystkie dostępne endpointy oraz przykładowe metody są zawarte w pliku .jsp :</text:span></text:p>
      <text:p text:style-name="P49"><text:a xlink:type="simple" xlink:href="https://github.com/CezaryZal/HealthCalendar/blob/With_entity_manager/src/main/web/index.jsp" text:style-name="Internet_20_link" text:visited-style-name="Visited_20_Internet_20_Link">https://github.com/CezaryZal/HealthCalendar/blob/With_entity_manager/src/main/web/index.jsp</text:a></text:p>
      <text:p text:style-name="P19">Do uzyskania danych konieczne jest przesłanie zapytania do Back-endu z podaniem:</text:p>
      <text:p text:style-name="P19"><text:tab/>- nr Id użytkownika,<text:line-break/><text:tab/>- aktualną date/<text:span text:style-name="T56">date która interesuje</text:span>.<text:line-break/> Dzięki czemu otrzymujemy dane:<text:line-break/><text:tab/>- <text:span text:style-name="T63">nr id pomiaru ciała,</text:span></text:p>
      <text:p text:style-name="P47"><text:span text:style-name="T58"><text:tab/>- nr Id użytkownika,<text:line-break/><text:tab/>- </text:span><text:span text:style-name="T59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60">er [cm],<text:line-break/><text:tab/>- wymiar uda [cm],<text:line-break/><text:tab/>- wymiar łydki[cm],<text:line-break/><text:tab/>- data pomiaru,</text:span></text:p>
      <text:p text:style-name="P47"><text:span text:style-name="T60"><text:tab/>-</text:span><text:span text:style-name="T62"> dzienne zapotrzebowanie na płyny,</text:span></text:p>
      <text:p text:style-name="P40"><text:tab/>- dzienne zapotrzebowanie na kilocalorie</text:p>
      <text:p text:style-name="P33"/>
      <text:p text:style-name="P48"><text:span text:style-name="T60">D</text:span><text:span text:style-name="T58">o uzyskania listy wszystkich dat pomiarów ciała, podajemy:</text:span></text:p>
      <text:p text:style-name="P37"><text:tab/>- nr Id użytkownika</text:p>
      <text:p text:style-name="P33"/>
      <text:p text:style-name="P25">Reszta endpointów <text:span text:style-name="T71">poniżej, szczegóły </text:span>w repozytorium GitHub</text:p>
      <text:p text:style-name="P33"/>
      <text:p text:style-name="P23"/>
      <text:p text:style-name="P24"/>
      <text:p text:style-name="P31"/>
      <text:p text:style-name="P28"/>
      <text:p text:style-name="P27"/>
      <text:p text:style-name="P27"><draw:frame draw:style-name="fr5" draw:name="Image7" text:anchor-type="paragraph" svg:width="6.6929in" svg:height="7.811in" draw:z-index="6"><draw:image xlink:href="Pictures/1000020100000328000003AF443808344D3BF7F5.png" xlink:type="simple" xlink:show="embed" xlink:actuate="onLoad" loext:mime-type="image/x-vclgraphic"/></draw:frame><text:soft-page-break/></text:p>
      <text:p text:style-name="P32"/>
      <text:p text:style-name="P53"><text:span text:style-name="T54">6</text:span><text:span text:style-name="T49">. </text:span><text:span text:style-name="T50">Profile Page</text:span></text:p>
      <text:p text:style-name="P20">Do uzyskania danych konieczne jest przesłanie zapytania do Back-endu z podaniem:</text:p>
      <text:p text:style-name="P36"><text:span text:style-name="T47"><text:tab/>- nr Id użytkownika,<text:line-break/> Dzięki czemu otrzymujemy:<text:line-break/><text:tab/>- </text:span><text:span text:style-name="T48">nr id </text:span><text:span text:style-name="T50">uzytkownika,<text:line-break/><text:tab/>- </text:span><text:span text:style-name="T51">imię,<text:line-break/><text:tab/>- nick,<text:line-break/><text:tab/>- email,<text:line-break/><text:tab/>- nr telefonu,<text:line-break/><text:tab/>- nazwa/login,<text:line-break/><text:tab/>- hasło,<text:line-break/><text:tab/>- płeć,</text:span></text:p>
      <text:p text:style-name="P36"><text:span text:style-name="T51"><text:tab/>- </text:span><text:span text:style-name="T52">dzienne zapotrzebowanie płynów [ml],</text:span></text:p>
      <text:p text:style-name="P78"><text:span text:style-name="T52"><text:tab/>- dzienne zapotrzebowanie </text:span><text:span text:style-name="T53">kalori [kcal],<text:line-break/><text:tab/></text:span></text:p>
      <text:p text:style-name="P78"><draw:frame draw:style-name="fr6" draw:name="Image8" text:anchor-type="paragraph" svg:width="4.0417in" svg:height="4.7398in" draw:z-index="7"><draw:image xlink:href="Pictures/1000020100000184000001C732F1EFEB32D276F8.png" xlink:type="simple" xlink:show="embed" xlink:actuate="onLoad" loext:mime-type="image/x-vclgraphic"/></draw:frame><text:span text:style-name="T50"><text:line-break/><text:tab/></text:span></text:p>
      <text:p text:style-name="P29"/>
      <text:p text:style-name="P29"/>
      <text:p text:style-name="P29"/>
      <text:p text:style-name="P26"><text:span text:style-name="T28">P</text:span><text:span text:style-name="T27">o wciśnięciu przycisku ‘pokaż postępy’ idzie zapytanie do back-endu o listę dat w których robione <text:s/>były pomiary ciała. Konieczne jest przesłanie:</text:span></text:p>
      <text:p text:style-name="P26"><text:span text:style-name="T27"><text:tab/>- id użytkownika<text:line-break/>Zwrócona zostanie:<text:line-break/><text:tab/>- lista wszystkich </text:span><text:span text:style-name="T29">dat w których robione były pomiary ciała<text:line-break/>Po wciśnięciu którejś daty przeładowuje do 3. Body size </text:span><text:span text:style-name="T30">ze szczegółami danego dnia</text:span></text:p>
      <text:p text:style-name="P34"><text:lin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19-10-20T20:59:27.479749015</dc:date>
    <meta:editing-duration>PT15H41M2S</meta:editing-duration>
    <meta:editing-cycles>22</meta:editing-cycles>
    <meta:generator>LibreOffice/6.0.7.3$Linux_X86_64 LibreOffice_project/00m0$Build-3</meta:generator>
    <meta:document-statistic meta:table-count="0" meta:image-count="8" meta:object-count="0" meta:page-count="12" meta:paragraph-count="84" meta:word-count="1123" meta:character-count="7832" meta:non-whitespace-character-count="6677"/>
  </office:meta>
</office:document-meta>
</file>